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37.94mm"/>
    </style:style>
    <style:style style:name="co4" style:family="table-column">
      <style:table-column-properties fo:break-before="auto" style:column-width="51.82mm"/>
    </style:style>
    <style:style style:name="co5" style:family="table-column">
      <style:table-column-properties fo:break-before="auto" style:column-width="24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style:use-window-font-color="true" style:text-outline="false" style:text-line-through-style="none" style:text-line-through-type="none" style:font-name="Lohit Devanaga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200"/>
      <style:text-properties style:font-name="Lohit Devanagari" fo:font-size="11pt" style:font-size-asian="11pt" style:font-size-complex="11pt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Lohit Devanagari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ohit Devanaga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Lohit Devanagari" fo:font-size="11pt" style:font-size-asian="11pt" style:font-size-complex="11pt"/>
    </style:style>
    <style:style style:name="ce6" style:family="table-cell" style:parent-style-name="Default">
      <style:table-cell-properties fo:background-color="#fff200"/>
      <style:text-properties style:font-name="Lohit Devanagari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Lohit Devanagari" fo:font-size="11pt" style:font-size-asian="11pt" style:font-size-complex="11pt"/>
    </style:style>
    <style:style style:name="ce8" style:family="table-cell" style:parent-style-name="Default">
      <style:text-properties style:font-name="Lohit Devanaga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579d1c"/>
      <style:text-properties style:font-name="Lohit Devanaga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579d1c"/>
      <style:text-properties style:font-name="Lohit Devanagari" fo:font-size="11pt" style:font-size-asian="11pt" style:font-size-complex="11pt"/>
    </style:style>
    <style:style style:name="ce11" style:family="table-cell" style:parent-style-name="Default">
      <style:table-cell-properties fo:background-color="#579d1c" style:text-align-source="fix" style:repeat-content="false"/>
      <style:paragraph-properties fo:text-align="center" fo:margin-left="0mm"/>
      <style:text-properties style:font-name="Lohit Devanagari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579d1c" style:text-align-source="fix" style:repeat-content="false"/>
      <style:paragraph-properties fo:text-align="center" fo:margin-left="0mm"/>
      <style:text-properties style:font-name="Lohit Devanagari" fo:font-size="11pt" style:font-size-asian="11pt" style:font-size-complex="11pt"/>
    </style:style>
    <style:style style:name="ce13" style:family="table-cell" style:parent-style-name="Default">
      <style:table-cell-properties fo:background-color="#579d1c" style:text-align-source="fix" style:repeat-content="false"/>
      <style:paragraph-properties fo:text-align="center" fo:margin-left="0mm"/>
      <style:text-properties fo:color="#ce181e" style:font-name="Lohit Devanagari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83caff"/>
      <style:text-properties style:font-name="Lohit Devanagari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83caff"/>
      <style:text-properties style:font-name="Lohit Devanagari" fo:font-size="11pt" style:font-size-asian="11pt" style:font-size-complex="11pt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mm"/>
      <style:text-properties style:font-name="Lohit Devanagari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83caff" style:text-align-source="fix" style:repeat-content="false"/>
      <style:paragraph-properties fo:text-align="center" fo:margin-left="0mm"/>
      <style:text-properties style:font-name="Lohit Devanagari" fo:font-size="11pt" style:font-size-asian="11pt" style:font-size-complex="11pt"/>
    </style:style>
    <style:style style:name="ce18" style:family="table-cell" style:parent-style-name="Default">
      <style:table-cell-properties fo:background-color="#ff950e"/>
      <style:text-properties style:font-name="Lohit Devanagari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950e"/>
      <style:text-properties style:font-name="Lohit Devanagari" fo:font-size="11pt" style:font-size-asian="11pt" style:font-size-complex="11pt"/>
    </style:style>
    <style:style style:name="ce20" style:family="table-cell" style:parent-style-name="Default">
      <style:table-cell-properties fo:background-color="#ff950e" style:text-align-source="fix" style:repeat-content="false"/>
      <style:paragraph-properties fo:text-align="center" fo:margin-left="0mm"/>
      <style:text-properties style:font-name="Lohit Devanagari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center" fo:margin-left="0mm"/>
      <style:text-properties style:font-name="Lohit Devanagari" fo:font-size="11pt" style:font-size-asian="11pt" style:font-size-complex="11pt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7"/>
        <table:table-column table:style-name="co1" table:default-cell-style-name="ce10"/>
        <table:table-column table:style-name="co4" table:default-cell-style-name="ce10"/>
        <table:table-column table:style-name="co3" table:default-cell-style-name="ce10"/>
        <table:table-column table:style-name="co1" table:default-cell-style-name="ce7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7"/>
        <table:table-column table:style-name="co2" table:default-cell-style-name="ce19"/>
        <table:table-column table:style-name="co5" table:default-cell-style-name="ce19"/>
        <table:table-column table:style-name="co1" table:number-columns-repeated="1009" table:default-cell-style-name="ce7"/>
        <table:table-row table:style-name="ro1">
          <table:table-cell table:style-name="ce1" office:value-type="string" calcext:value-type="string">
            <text:p>IBM CMT</text:p>
          </table:table-cell>
          <table:table-cell table:number-columns-repeated="3"/>
          <table:table-cell table:style-name="ce9" office:value-type="string" calcext:value-type="string">
            <text:p>HYPOPP</text:p>
          </table:table-cell>
          <table:table-cell table:number-columns-repeated="3"/>
          <table:table-cell table:style-name="ce14" office:value-type="string" calcext:value-type="string">
            <text:p>BRCALSKD</text:p>
          </table:table-cell>
          <table:table-cell table:number-columns-repeated="3"/>
          <table:table-cell table:style-name="ce18" office:value-type="string" calcext:value-type="string">
            <text:p>Standardised labels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andardised_value</text:p>
          </table:table-cell>
          <table:table-cell table:style-name="ce8"/>
          <table:table-cell table:style-name="ce11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tandardised_value</text:p>
          </table:table-cell>
          <table:table-cell table:style-name="ce8"/>
          <table:table-cell table:style-name="ce16" office:value-type="string" calcext:value-type="string">
            <text:p>valu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tandardised_value</text:p>
          </table:table-cell>
          <table:table-cell table:style-name="ce8"/>
          <table:table-cell table:style-name="ce18" office:value-type="string" calcext:value-type="string">
            <text:p>description</text:p>
          </table:table-cell>
          <table:table-cell table:style-name="ce20" office:value-type="string" calcext:value-type="string">
            <text:p>value</text:p>
          </table:table-cell>
          <table:table-cell table:style-name="ce8" table:number-columns-repeated="100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Clear Label</text:p>
          </table:table-cell>
          <table:table-cell table:style-name="ce5" table:formula="of:=VLOOKUP([.B4];[.$M$4:.$N$19];2;0)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Clear Label</text:p>
          </table:table-cell>
          <table:table-cell table:style-name="ce12" table:formula="of:=VLOOKUP([.F4];[.$M$4:.$N$19];2;0)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lear Label</text:p>
          </table:table-cell>
          <table:table-cell table:style-name="ce17" table:formula="of:=VLOOKUP([.J4];[.$M$4:.$N$18];2;0)" office:value-type="float" office:value="0" calcext:value-type="float">
            <text:p>0</text:p>
          </table:table-cell>
          <table:table-cell/>
          <table:table-cell office:value-type="string" calcext:value-type="string">
            <text:p>Clear Labe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ight Tibialis Anterior</text:p>
          </table:table-cell>
          <table:table-cell table:style-name="ce5" table:formula="of:=VLOOKUP([.B5];[.$M$4:.$N$19];2;0)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ight Anterior Compartment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ight Tibialis Anterior</text:p>
          </table:table-cell>
          <table:table-cell table:style-name="ce17" table:formula="of:=VLOOKUP([.J5];[.$M$4:.$N$18];2;0)" office:value-type="float" office:value="1" calcext:value-type="float">
            <text:p>1</text:p>
          </table:table-cell>
          <table:table-cell/>
          <table:table-cell office:value-type="string" calcext:value-type="string">
            <text:p>Right Tibialis Anterio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Right Peroneus Longus</text:p>
          </table:table-cell>
          <table:table-cell table:style-name="ce5" table:formula="of:=VLOOKUP([.B6];[.$M$4:.$N$19];2;0)" office:value-type="float" office:value="2" calcext:value-type="float">
            <text:p>2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Right Peroneus Longus</text:p>
          </table:table-cell>
          <table:table-cell table:style-name="ce12" table:formula="of:=VLOOKUP([.F6];[.$M$4:.$N$19];2;0)" office:value-type="float" office:value="2" calcext:value-type="float">
            <text:p>2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Right Peroneus Longus</text:p>
          </table:table-cell>
          <table:table-cell table:style-name="ce17" table:formula="of:=VLOOKUP([.J6];[.$M$4:.$N$18];2;0)" office:value-type="float" office:value="2" calcext:value-type="float">
            <text:p>2</text:p>
          </table:table-cell>
          <table:table-cell/>
          <table:table-cell office:value-type="string" calcext:value-type="string">
            <text:p>Right Peroneus Longus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Right Lateral Gastroc</text:p>
          </table:table-cell>
          <table:table-cell table:style-name="ce5" table:formula="of:=VLOOKUP([.B7];[.$M$4:.$N$19];2;0)" office:value-type="float" office:value="3" calcext:value-type="float">
            <text:p>3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Right Lateral Gastroc</text:p>
          </table:table-cell>
          <table:table-cell table:style-name="ce12" table:formula="of:=VLOOKUP([.F7];[.$M$4:.$N$19];2;0)"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Right Lateral Gastroc</text:p>
          </table:table-cell>
          <table:table-cell table:style-name="ce17" table:formula="of:=VLOOKUP([.J7];[.$M$4:.$N$18];2;0)" office:value-type="float" office:value="3" calcext:value-type="float">
            <text:p>3</text:p>
          </table:table-cell>
          <table:table-cell/>
          <table:table-cell office:value-type="string" calcext:value-type="string">
            <text:p>Right Lateral Gastroc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Right Medial Gastroc</text:p>
          </table:table-cell>
          <table:table-cell table:style-name="ce5" table:formula="of:=VLOOKUP([.B8];[.$M$4:.$N$19];2;0)" office:value-type="float" office:value="4" calcext:value-type="float">
            <text:p>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Right Medial Gastroc</text:p>
          </table:table-cell>
          <table:table-cell table:style-name="ce12" table:formula="of:=VLOOKUP([.F8];[.$M$4:.$N$19];2;0)" office:value-type="float" office:value="4" calcext:value-type="float">
            <text:p>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Right Medial Gastroc</text:p>
          </table:table-cell>
          <table:table-cell table:style-name="ce17" table:formula="of:=VLOOKUP([.J8];[.$M$4:.$N$18];2;0)" office:value-type="float" office:value="4" calcext:value-type="float">
            <text:p>4</text:p>
          </table:table-cell>
          <table:table-cell/>
          <table:table-cell office:value-type="string" calcext:value-type="string">
            <text:p>Right Medial Gastroc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Right Soleus</text:p>
          </table:table-cell>
          <table:table-cell table:style-name="ce5" table:formula="of:=VLOOKUP([.B9];[.$M$4:.$N$19];2;0)" office:value-type="float" office:value="5" calcext:value-type="float">
            <text:p>5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Right Soleus</text:p>
          </table:table-cell>
          <table:table-cell table:style-name="ce12" table:formula="of:=VLOOKUP([.F9];[.$M$4:.$N$19];2;0)" office:value-type="float" office:value="5" calcext:value-type="float">
            <text:p>5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Right Soleus</text:p>
          </table:table-cell>
          <table:table-cell table:style-name="ce17" table:formula="of:=VLOOKUP([.J9];[.$M$4:.$N$18];2;0)" office:value-type="float" office:value="5" calcext:value-type="float">
            <text:p>5</text:p>
          </table:table-cell>
          <table:table-cell/>
          <table:table-cell office:value-type="string" calcext:value-type="string">
            <text:p>Right Soleu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Right Tibialis Posterior</text:p>
          </table:table-cell>
          <table:table-cell table:style-name="ce5" table:formula="of:=VLOOKUP([.B10];[.$M$4:.$N$19];2;0)" office:value-type="float" office:value="6" calcext:value-type="float">
            <text:p>6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Right Tibialis Posterior</text:p>
          </table:table-cell>
          <table:table-cell table:style-name="ce12" table:formula="of:=VLOOKUP([.F10];[.$M$4:.$N$19];2;0)" office:value-type="float" office:value="6" calcext:value-type="float">
            <text:p>6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Right Tibialis Posterior</text:p>
          </table:table-cell>
          <table:table-cell table:style-name="ce17" table:formula="of:=VLOOKUP([.J10];[.$M$4:.$N$18];2;0)" office:value-type="float" office:value="6" calcext:value-type="float">
            <text:p>6</text:p>
          </table:table-cell>
          <table:table-cell/>
          <table:table-cell office:value-type="string" calcext:value-type="string">
            <text:p>Right Tibialis Posterior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Right Tibia marrow</text:p>
          </table:table-cell>
          <table:table-cell table:style-name="ce5" table:formula="of:=VLOOKUP([.B11];[.$M$4:.$N$19];2;0)" office:value-type="float" office:value="7" calcext:value-type="float">
            <text:p>7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Right Tibia marrow</text:p>
          </table:table-cell>
          <table:table-cell table:style-name="ce12" table:formula="of:=VLOOKUP([.F11];[.$M$4:.$N$19];2;0)" office:value-type="float" office:value="7" calcext:value-type="float">
            <text:p>7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Right Tibia Marrow</text:p>
          </table:table-cell>
          <table:table-cell table:style-name="ce17" table:formula="of:=VLOOKUP([.J11];[.$M$4:.$N$18];2;0)" office:value-type="float" office:value="7" calcext:value-type="float">
            <text:p>7</text:p>
          </table:table-cell>
          <table:table-cell/>
          <table:table-cell office:value-type="string" calcext:value-type="string">
            <text:p>Right Tibia marrow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ight tibial nerve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Right Subcut Fat Post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Right tibial nerv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Left Tibialis Anterior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Left Tibialis Anterior</text:p>
          </table:table-cell>
          <table:table-cell table:style-name="ce5" table:formula="of:=VLOOKUP([.B13];[.$M$4:.$N$19];2;0)" office:value-type="float" office:value="8" calcext:value-type="float">
            <text:p>8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Right Saline Bag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Left Tibialis Anterior</text:p>
          </table:table-cell>
          <table:table-cell table:style-name="ce17" table:formula="of:=VLOOKUP([.J13];[.$M$4:.$N$18];2;0)" office:value-type="float" office:value="8" calcext:value-type="float">
            <text:p>8</text:p>
          </table:table-cell>
          <table:table-cell/>
          <table:table-cell office:value-type="string" calcext:value-type="string">
            <text:p>Left Peroneus Longus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Left Peroneus Longus</text:p>
          </table:table-cell>
          <table:table-cell table:style-name="ce5" table:formula="of:=VLOOKUP([.B14];[.$M$4:.$N$19];2;0)" office:value-type="float" office:value="9" calcext:value-type="float">
            <text:p>9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Left Tibialis Anterior</text:p>
          </table:table-cell>
          <table:table-cell table:style-name="ce12" table:formula="of:=VLOOKUP([.F14];[.$M$4:.$N$19];2;0)" office:value-type="float" office:value="8" calcext:value-type="float">
            <text:p>8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Left Peroneus Longus</text:p>
          </table:table-cell>
          <table:table-cell table:style-name="ce17" table:formula="of:=VLOOKUP([.J14];[.$M$4:.$N$18];2;0)" office:value-type="float" office:value="9" calcext:value-type="float">
            <text:p>9</text:p>
          </table:table-cell>
          <table:table-cell/>
          <table:table-cell office:value-type="string" calcext:value-type="string">
            <text:p>Left Lateral Gastroc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Left Lateral Gastroc</text:p>
          </table:table-cell>
          <table:table-cell table:style-name="ce5" table:formula="of:=VLOOKUP([.B15];[.$M$4:.$N$19];2;0)" office:value-type="float" office:value="10" calcext:value-type="float">
            <text:p>1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Left Peroneus Longus</text:p>
          </table:table-cell>
          <table:table-cell table:style-name="ce12" table:formula="of:=VLOOKUP([.F15];[.$M$4:.$N$19];2;0)" office:value-type="float" office:value="9" calcext:value-type="float">
            <text:p>9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Left Lateral Gastroc</text:p>
          </table:table-cell>
          <table:table-cell table:style-name="ce17" table:formula="of:=VLOOKUP([.J15];[.$M$4:.$N$18];2;0)" office:value-type="float" office:value="10" calcext:value-type="float">
            <text:p>10</text:p>
          </table:table-cell>
          <table:table-cell/>
          <table:table-cell office:value-type="string" calcext:value-type="string">
            <text:p>Left Medial Gastroc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Left Medial Gastroc</text:p>
          </table:table-cell>
          <table:table-cell table:style-name="ce5" table:formula="of:=VLOOKUP([.B16];[.$M$4:.$N$19];2;0)" office:value-type="float" office:value="11" calcext:value-type="float">
            <text:p>11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Left Lateral Gastroc</text:p>
          </table:table-cell>
          <table:table-cell table:style-name="ce12" table:formula="of:=VLOOKUP([.F16];[.$M$4:.$N$19];2;0)" office:value-type="float" office:value="10" calcext:value-type="float">
            <text:p>10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Left Medial Gastroc</text:p>
          </table:table-cell>
          <table:table-cell table:style-name="ce17" table:formula="of:=VLOOKUP([.J16];[.$M$4:.$N$18];2;0)" office:value-type="float" office:value="11" calcext:value-type="float">
            <text:p>11</text:p>
          </table:table-cell>
          <table:table-cell/>
          <table:table-cell office:value-type="string" calcext:value-type="string">
            <text:p>Left Soleus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Left Soleus</text:p>
          </table:table-cell>
          <table:table-cell table:style-name="ce5" table:formula="of:=VLOOKUP([.B17];[.$M$4:.$N$19];2;0)" office:value-type="float" office:value="12" calcext:value-type="float">
            <text:p>12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Left Medial Gastroc</text:p>
          </table:table-cell>
          <table:table-cell table:style-name="ce12" table:formula="of:=VLOOKUP([.F17];[.$M$4:.$N$19];2;0)" office:value-type="float" office:value="11" calcext:value-type="float">
            <text:p>11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Left Soleus</text:p>
          </table:table-cell>
          <table:table-cell table:style-name="ce17" table:formula="of:=VLOOKUP([.J17];[.$M$4:.$N$18];2;0)" office:value-type="float" office:value="12" calcext:value-type="float">
            <text:p>12</text:p>
          </table:table-cell>
          <table:table-cell/>
          <table:table-cell office:value-type="string" calcext:value-type="string">
            <text:p>Left Tibialis Posterior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Left Tibialis Posterior</text:p>
          </table:table-cell>
          <table:table-cell table:style-name="ce5" table:formula="of:=VLOOKUP([.B18];[.$M$4:.$N$19];2;0)" office:value-type="float" office:value="13" calcext:value-type="float">
            <text:p>13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Left Soleus</text:p>
          </table:table-cell>
          <table:table-cell table:style-name="ce12" table:formula="of:=VLOOKUP([.F18];[.$M$4:.$N$19];2;0)" office:value-type="float" office:value="12" calcext:value-type="float">
            <text:p>12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Left Tibialis Posterior</text:p>
          </table:table-cell>
          <table:table-cell table:style-name="ce17" table:formula="of:=VLOOKUP([.J18];[.$M$4:.$N$18];2;0)" office:value-type="float" office:value="13" calcext:value-type="float">
            <text:p>13</text:p>
          </table:table-cell>
          <table:table-cell/>
          <table:table-cell office:value-type="string" calcext:value-type="string">
            <text:p>Left Tibia marrow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Left Tibia marrow</text:p>
          </table:table-cell>
          <table:table-cell table:style-name="ce5" table:formula="of:=VLOOKUP([.B19];[.$M$4:.$N$19];2;0)" office:value-type="float" office:value="14" calcext:value-type="float">
            <text:p>14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Left Tibialis Posterior</text:p>
          </table:table-cell>
          <table:table-cell table:style-name="ce12" table:formula="of:=VLOOKUP([.F19];[.$M$4:.$N$19];2;0)" office:value-type="float" office:value="13" calcext:value-type="float">
            <text:p>13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Left Tibia Marrow</text:p>
          </table:table-cell>
          <table:table-cell table:style-name="ce17" table:formula="of:=VLOOKUP([.J19];[.$M$4:.$N$18];2;0)" office:value-type="float" office:value="14" calcext:value-type="float">
            <text:p>14</text:p>
          </table:table-cell>
          <table:table-cell table:number-columns-repeated="2"/>
          <table:table-cell table:style-name="ce21"/>
          <table:table-cell table:number-columns-repeated="100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Left tibial nerve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Left Tibia marrow</text:p>
          </table:table-cell>
          <table:table-cell table:style-name="ce12" table:formula="of:=VLOOKUP([.F20];[.$M$4:.$N$19];2;0)" office:value-type="float" office:value="14" calcext:value-type="float">
            <text:p>14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Left tibial nerve 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Left Subcut Fat Post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high" table:style-name="ta1">
        <table:table-column table:style-name="co1" table:number-columns-repeated="18" table:default-cell-style-name="Default"/>
        <table:table-row table:style-name="ro1">
          <table:table-cell table:style-name="ce22" office:value-type="string" calcext:value-type="string">
            <text:p>IBMCMT Thigh</text:p>
          </table:table-cell>
          <table:table-cell table:number-columns-repeated="9"/>
          <table:table-cell office:value-type="string" calcext:value-type="string">
            <text:p>hypopp</text:p>
          </table:table-cell>
          <table:table-cell table:number-columns-repeated="7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lear Labe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lear Labe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Rectus Femor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Rectus Femori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Vastus Medialis midd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Vastus Mediali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Vastus Intermedius Midd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Vastus Intermedi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Vastus Lateralis posterio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Vastus Laterali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emimembranosu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emimembranos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emitendonosu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emitendonosu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Biceps Femoris posterior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Biceps Femori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Adductor Magnus midd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Adductor Magnu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artoriu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artoriu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Gracili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Gracili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Femur marrow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Femur marrow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ciatic Nerv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ubcutaneous fat PL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Rectus Femori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aline ba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Vastus Medialis middl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Rectus Femori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Vastus Intermedius Middl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Vastus Mediali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Vastus Lateralis posterio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Vastus Intermediu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emimembranosus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Vastus Laterali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emitendinosus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emimembranosus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Biceps Femoris posterio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emitendinosu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Adductor Magnus midd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Biceps Femoris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artorius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Adductor Magnus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Gracilis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artoriu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Femur marrow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Gracili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ciatic Nerve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Femur marrow</text:p>
          </table:table-cell>
        </table:table-row>
        <table:table-row table:style-name="ro2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ubcutaneous fat PL</text:p>
          </table:table-cell>
        </table:table-row>
        <table:table-row table:style-name="ro2">
          <table:table-cell office:value-type="string" calcext:value-type="string">
            <text:p>brcalskd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lear Label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Rectus Femoris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Vastus Medialis Middle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Vastus Intermedius Middle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Vastus Lateralis posterior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emimembranosus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emitendonosus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Biceps Femoris posterior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Adductor Magnus Middle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Sartorius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Gracilis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ight Femur marrow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ciatic Nerve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Rectus Femoris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Vastus Medialis Middle 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Vastus Intermedius Middle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Vastus Lateralis posterior 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emimembranosus 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emitendonosus 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Biceps Femoris posterior 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Adductor Magnus Middle 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Sartorius 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Gracilis 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ft Femur marrow 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3T23:47:34.510324280</meta:creation-date>
    <dc:date>2022-02-04T00:23:11.680543682</dc:date>
    <meta:editing-duration>PT35M33S</meta:editing-duration>
    <meta:editing-cycles>10</meta:editing-cycles>
    <meta:generator>LibreOffice/6.0.7.3$Linux_X86_64 LibreOffice_project/00m0$Build-3</meta:generator>
    <meta:document-statistic meta:table-count="2" meta:cell-count="804" meta:object-count="0"/>
  </office:meta>
</office:document-meta>
</file>